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, monospace"/>
    <style:font-face style:name="Mono" svg:font-family="Mono" style:font-pitch="fixed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Mono" fo:font-size="10pt" officeooo:paragraph-rsid="000a7d66" style:font-size-asian="10pt" style:font-size-complex="10pt"/>
    </style:style>
    <style:style style:name="P2" style:family="paragraph" style:parent-style-name="Preformatted_20_Text">
      <style:text-properties style:font-name="Mono" fo:font-size="10pt" style:font-size-asian="10pt" style:font-size-complex="10pt"/>
    </style:style>
    <style:style style:name="P3" style:family="paragraph" style:parent-style-name="Preformatted_20_Text">
      <style:text-properties style:font-name="Mono" fo:font-size="10pt" officeooo:paragraph-rsid="000a7d66" style:font-size-asian="10pt" style:font-size-complex="10pt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Mono" fo:font-size="10pt" officeooo:paragraph-rsid="000a7d66" style:font-size-asian="10pt" style:font-size-complex="10pt"/>
    </style:style>
    <style:style style:name="P5" style:family="paragraph" style:parent-style-name="Preformatted_20_Text">
      <style:paragraph-properties fo:margin-left="2.501cm" fo:margin-right="0cm" fo:text-indent="0cm" style:auto-text-indent="false"/>
      <style:text-properties fo:color="#000000" style:font-name="Mono" fo:font-size="10pt" fo:font-weight="bold" style:font-size-asian="10pt" style:font-weight-asian="bold" style:font-size-complex="10pt" style:font-weight-complex="bold"/>
    </style:style>
    <style:style style:name="P6" style:family="paragraph" style:parent-style-name="Preformatted_20_Text">
      <style:paragraph-properties fo:margin-left="2.501cm" fo:margin-right="0cm" fo:text-indent="0cm" style:auto-text-indent="false"/>
      <style:text-properties style:font-name="Mono"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Mono" fo:font-size="24pt" officeooo:paragraph-rsid="0007ae03" style:font-size-asian="24pt" style:font-size-complex="24pt"/>
    </style:style>
    <style:style style:name="T1" style:family="text">
      <style:text-properties fo:color="#000000"/>
    </style:style>
    <style:style style:name="T2" style:family="text">
      <style:text-properties fo:color="#000000" fo:font-size="10pt" fo:font-weight="normal" officeooo:rsid="0007ae03" style:font-size-asian="10pt" style:font-weight-asian="normal" style:font-size-complex="10pt" style:font-weight-complex="normal"/>
    </style:style>
    <style:style style:name="T3" style:family="text">
      <style:text-properties fo:color="#000000" fo:font-size="10pt" fo:font-weight="normal" officeooo:rsid="000a7d66" style:font-size-asian="10pt" style:font-weight-asian="normal" style:font-size-complex="10pt" style:font-weight-complex="normal"/>
    </style:style>
    <style:style style:name="T4" style:family="text">
      <style:text-properties fo:color="#000000" fo:font-size="10pt" fo:font-weight="normal" officeooo:rsid="000bfab4" style:font-size-asian="10pt" style:font-weight-asian="normal" style:font-size-complex="10pt" style:font-weight-complex="normal"/>
    </style:style>
    <style:style style:name="T5" style:family="text">
      <style:text-properties fo:font-weight="bold" officeooo:rsid="001d1039"/>
    </style:style>
    <style:style style:name="T6" style:family="text">
      <style:text-properties fo:font-weight="bold" officeooo:rsid="000a7d66" style:font-weight-asian="bold" style:font-weight-complex="bold"/>
    </style:style>
    <style:style style:name="T7" style:family="text">
      <style:text-properties fo:font-weight="bold" officeooo:rsid="000a7d66"/>
    </style:style>
    <style:style style:name="T8" style:family="text">
      <style:text-properties fo:font-size="10pt" fo:font-weight="normal" officeooo:rsid="000a7d66" style:font-size-asian="10pt" style:font-weight-asian="normal" style:font-size-complex="10pt" style:font-weight-complex="normal"/>
    </style:style>
    <style:style style:name="T9" style:family="text">
      <style:text-properties fo:font-weight="normal" officeooo:rsid="0007ae03" style:font-weight-asian="normal" style:font-weight-complex="normal"/>
    </style:style>
    <style:style style:name="T10" style:family="text">
      <style:text-properties fo:font-weight="normal" officeooo:rsid="000a7d66" style:font-weight-asian="normal" style:font-weight-complex="normal"/>
    </style:style>
    <style:style style:name="T11" style:family="text">
      <style:text-properties officeooo:rsid="000b41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">Rock and roll music</text:span><text:span text:style-name="T5"><text:line-break/></text:span><text:span text:style-name="T8">Chuck Berry 1957</text:span><text:span text:style-name="T2"> </text:span><text:span text:style-name="T3">Covered by Beatles and Beach Boys and….<text:line-break/></text:span><text:span text:style-name="T4">Chuck Berry spielte den Song in Eb, ich spile +6HT in A wie die Beatles :)</text:span></text:p>
      <text:p text:style-name="P1">E7<text:span text:style-name="T9"><text:tab/></text:span><text:span text:style-name="T10">(In A Blues) <text:tab/><text:tab/><text:tab/><text:tab/><text:tab/><text:tab/><text:tab/><text:tab/></text:span><text:span text:style-name="T9"><text:tab/></text:span><text:span text:style-name="T10">167</text:span></text:p>
      <text:p text:style-name="P3">Just let me hear some of that...</text:p>
      <text:p text:style-name="P2"/>
      <text:p text:style-name="P5">A</text:p>
      <text:p text:style-name="P6">Rock and roll music</text:p>
      <text:p text:style-name="P6">Any old way you choose it</text:p>
      <text:p text:style-name="P6"><text:s text:c="11"/><text:span text:style-name="T1">D</text:span> <text:s text:c="10"/></text:p>
      <text:p text:style-name="P6">It's got a back beat, you can't lose it</text:p>
      <text:p text:style-name="P5">A</text:p>
      <text:p text:style-name="P6">Any old time you use it</text:p>
      <text:p text:style-name="P6"><text:s text:c="15"/><text:span text:style-name="T1">E7</text:span></text:p>
      <text:p text:style-name="P6">It's gotta be rock and roll music</text:p>
      <text:p text:style-name="P6"><text:s text:c="24"/><text:span text:style-name="T1">A</text:span></text:p>
      <text:p text:style-name="P6">If you wanna dance with me</text:p>
      <text:p text:style-name="P6"><text:span text:style-name="T1">E7</text:span> <text:s text:c="21"/><text:span text:style-name="T1">A</text:span></text:p>
      <text:p text:style-name="P6">If you wanna dance with me</text:p>
      <text:p text:style-name="P2"/>
      <text:p text:style-name="P2"><text:s text:c="23"/><text:span text:style-name="T1">E</text:span></text:p>
      <text:p text:style-name="P2">I have no kick against modern jazz</text:p>
      <text:p text:style-name="P2"><text:span text:style-name="T1">E7</text:span> <text:s text:c="25"/><text:span text:style-name="T1">A</text:span></text:p>
      <text:p text:style-name="P2"><text:s text:c="2"/>Unless you try to play it too darn fast</text:p>
      <text:p text:style-name="P2"><text:s text:c="23"/><text:span text:style-name="T1">D</text:span></text:p>
      <text:p text:style-name="P2">I lose the beauty of a melody</text:p>
      <text:p text:style-name="P2"><text:s text:c="28"/><text:span text:style-name="T1">E7</text:span></text:p>
      <text:p text:style-name="P2">Until it sounds just like a symphony</text:p>
      <text:p text:style-name="P2">That's why I go for that...</text:p>
      <text:p text:style-name="P2"/>
      <text:p text:style-name="P2"><text:tab/><text:tab/><text:span text:style-name="T6">Chorus</text:span></text:p>
      <text:p text:style-name="P2"/>
      <text:p text:style-name="P2">I took my love on over 'cross the tracks</text:p>
      <text:p text:style-name="P2">So she could hear a man a-wailin' sax</text:p>
      <text:p text:style-name="P2">I must admit they had a rockin' band</text:p>
      <text:p text:style-name="P2">And they were blowin' like a hurrican'</text:p>
      <text:p text:style-name="P2">That's why I go for that...</text:p>
      <text:p text:style-name="P2"/>
      <text:p text:style-name="P2"><text:tab/><text:tab/><text:span text:style-name="T6">Chorus</text:span></text:p>
      <text:p text:style-name="P2"/>
      <text:p text:style-name="P2">Way down south they gave a jubilee</text:p>
      <text:p text:style-name="P2"><text:span text:style-name="T11">Them country</text:span> folks, they had a jamboree</text:p>
      <text:p text:style-name="P2">They're drinkin' home brew from a wooden cup</text:p>
      <text:p text:style-name="P2">The folks dancin'<text:span text:style-name="T11">there were</text:span> all shook up</text:p>
      <text:p text:style-name="P2">And started playin' that...</text:p>
      <text:p text:style-name="P2"/>
      <text:p text:style-name="P3"><text:tab/><text:tab/><text:span text:style-name="T6">Chorus</text:span></text:p>
      <text:p text:style-name="P2"/>
      <text:p text:style-name="P2">Don't get to hear 'em play a tango</text:p>
      <text:p text:style-name="P2">I'm in no mood to take a mambo</text:p>
      <text:p text:style-name="P2">It's way too early for the congo</text:p>
      <text:p text:style-name="P2">So keep on rockin' that piano</text:p>
      <text:p text:style-name="P2">So I can hear some of that...</text:p>
      <text:p text:style-name="P2"/>
      <text:p text:style-name="P4"><text:tab/><text:tab/><text:span text:style-name="T6">Chor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, monospace"/>
    <style:font-face style:name="Mono" svg:font-family="Mono" style:font-pitch="fixed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8-10-31T20:14:06.021236324</meta:creation-date>
    <dc:date>2018-12-30T13:01:20.155462223</dc:date>
    <meta:editing-duration>PT2H15M59S</meta:editing-duration>
    <meta:editing-cycles>6</meta:editing-cycles>
    <meta:generator>LibreOffice/5.1.6.2$Linux_X86_64 LibreOffice_project/10m0$Build-2</meta:generator>
    <meta:print-date>2018-11-28T18:31:06.116168007</meta:print-date>
    <meta:document-statistic meta:table-count="0" meta:image-count="0" meta:object-count="0" meta:page-count="1" meta:paragraph-count="44" meta:word-count="245" meta:character-count="1316" meta:non-whitespace-character-count="915"/>
  </office:meta>
</office:document-meta>
</file>